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AGLS/echeances/droitsEcheancesAffilieCommun#%</text:p>
      <text:p text:style-name="Standard"/>
      <text:p text:style-name="P1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1"/>
      <text:p text:style-name="P1">%=droitEcheanceAffili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Gauthier Montavon</dc:creator>
    <dc:date>2014-02-17T13:54:08.55</dc:date>
    <meta:editing-cycles>55</meta:editing-cycles>
    <meta:editing-duration>PT14H42M39S</meta:editing-duration>
    <meta:document-statistic meta:table-count="0" meta:image-count="0" meta:object-count="0" meta:page-count="1" meta:paragraph-count="3" meta:word-count="8" meta:character-count="302"/>
    <meta:user-defined meta:name="Info 1"/>
    <meta:user-defined meta:name="Info 2"/>
    <meta:user-defined meta:name="Info 3"/>
    <meta:user-defined meta:name="Info 4"/>
  </office:meta>
</office:document-meta>
</file>